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7.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881cm"/>
    </style:style>
    <style:style style:name="gr4" style:family="graphic" style:parent-style-name="standard">
      <style:graphic-properties draw:stroke="none" svg:stroke-color="#000000" draw:fill="none" draw:fill-color="#ffffff" fo:min-height="1.889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6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77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9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objectwithoutfill">
      <style:graphic-properties svg:stroke-width="0.1cm" svg:stroke-color="#ff3333" draw:marker-start="Arrow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74cm"/>
    </style:style>
    <style:style style:name="gr1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7.117cm"/>
    </style:style>
    <style:style style:name="gr20" style:family="graphic" style:parent-style-name="objectwithoutfill">
      <style:graphic-properties svg:stroke-width="0.1cm" svg:stroke-color="#ff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00ff" draw:marker-start-width="0.5cm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5cm" draw:marker-end-width="0.6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72cm"/>
    </style:style>
    <style:style style:name="gr25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1.55cm" fo:min-width="5.3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color="#008000" fo:font-size="24pt" style:font-size-asian="24pt" style:font-size-complex="24pt"/>
    </style:style>
    <style:style style:name="P6" style:family="paragraph">
      <loext:graphic-properties draw:fill="none" draw:fill-color="#ffffff"/>
      <style:text-properties fo:color="#2300dc"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color="#ff00ff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2.3cm" svg:x="1.9cm" svg:y="4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884cm" svg:height="2.872cm" svg:x="16.185cm" svg:y="5.2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734cm" svg:height="2.131cm" svg:x="1.766cm" svg:y="4.863cm">
          <draw:text-box>
            <text:p text:style-name="P2"><text:span text:style-name="T1">Breeder</text:span></text:p>
          </draw:text-box>
        </draw:frame>
        <draw:frame draw:style-name="gr4" draw:text-style-name="P3" draw:layer="layout" svg:width="9.043cm" svg:height="2.139cm" svg:x="17.157cm" svg:y="6.063cm">
          <draw:text-box>
            <text:p text:style-name="P2"><text:span text:style-name="T1">Breeding Organisation</text:span></text:p>
          </draw:text-box>
        </draw:frame>
        <draw:custom-shape draw:style-name="gr5" draw:text-style-name="P1" draw:layer="layout" svg:width="10.869cm" svg:height="2.872cm" svg:x="16.2cm" svg:y="8.07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84cm" svg:height="1.053cm" svg:x="19.465cm" svg:y="9.031cm">
          <draw:text-box>
            <text:p text:style-name="P2"><text:span text:style-name="T2">Qualitas</text:span></text:p>
          </draw:text-box>
        </draw:frame>
        <draw:frame draw:style-name="gr7" draw:text-style-name="P3" draw:layer="layout" svg:width="6.802cm" svg:height="4.127cm" svg:x="1.9cm" svg:y="15.785cm">
          <draw:text-box>
            <text:p text:style-name="P2"><text:span text:style-name="T1">Artificial Insemination Company (AI)</text:span></text:p>
          </draw:text-box>
        </draw:frame>
        <draw:frame draw:style-name="gr8" draw:text-style-name="P3" draw:layer="layout" svg:width="13.752cm" svg:height="2.4cm" svg:x="4.768cm" svg:y="12.466cm">
          <draw:text-box>
            <text:p text:style-name="P2"><text:span text:style-name="T1">Animal Registriy Database (TVD)</text:span></text:p>
            <text:p text:style-name="P2"><text:span text:style-name="T1">Identitas</text:span></text:p>
          </draw:text-box>
        </draw:frame>
        <draw:frame draw:style-name="gr9" draw:text-style-name="P3" draw:layer="layout" svg:width="6.705cm" svg:height="2.239cm" svg:x="6.023cm" svg:y="1.485cm">
          <draw:text-box>
            <text:p text:style-name="P2"><text:span text:style-name="T1">Milk</text:span></text:p>
            <text:p text:style-name="P2"><text:span text:style-name="T1">Control</text:span></text:p>
          </draw:text-box>
        </draw:frame>
        <draw:line draw:style-name="gr10" draw:text-style-name="P1" draw:layer="layout" svg:x1="2.192cm" svg:y1="15.69cm" svg:x2="3cm" svg:y2="6.601cm">
          <text:p/>
        </draw:line>
        <draw:line draw:style-name="gr10" draw:text-style-name="P1" draw:layer="layout" svg:x1="2.8cm" svg:y1="8.801cm" svg:x2="16.185cm" svg:y2="8.622cm">
          <text:p/>
        </draw:line>
        <draw:frame draw:style-name="gr11" draw:text-style-name="P5" draw:layer="layout" svg:width="0.945cm" svg:height="1.195cm" svg:x="1.997cm" svg:y="9.467cm">
          <draw:text-box>
            <text:p><text:span text:style-name="T3">1</text:span></text:p>
          </draw:text-box>
        </draw:frame>
        <draw:line draw:style-name="gr12" draw:text-style-name="P1" draw:layer="layout" svg:x1="3.2cm" svg:y1="6.601cm" svg:x2="5.6cm" svg:y2="12.401cm">
          <text:p/>
        </draw:line>
        <draw:frame draw:style-name="gr13" draw:text-style-name="P6" draw:layer="layout" svg:width="1.069cm" svg:height="1.34cm" svg:x="5.304cm" svg:y="10.067cm">
          <draw:text-box>
            <text:p><text:span text:style-name="T4">2</text:span></text:p>
          </draw:text-box>
        </draw:frame>
        <draw:line draw:style-name="gr12" draw:text-style-name="P1" draw:layer="layout" svg:x1="5.6cm" svg:y1="12.301cm" svg:x2="16.1cm" svg:y2="9.301cm">
          <text:p/>
        </draw:line>
        <draw:line draw:style-name="gr14" draw:text-style-name="P1" draw:layer="layout" svg:x1="5.9cm" svg:y1="2.001cm" svg:x2="2.8cm" svg:y2="2.001cm">
          <text:p/>
        </draw:line>
        <draw:line draw:style-name="gr15" draw:text-style-name="P1" draw:layer="layout" svg:x1="2.8cm" svg:y1="2.001cm" svg:x2="2.8cm" svg:y2="4.101cm">
          <text:p/>
        </draw:line>
        <draw:frame draw:style-name="gr16" draw:text-style-name="P7" draw:layer="layout" svg:width="1.166cm" svg:height="1.724cm" svg:x="3.434cm" svg:y="2.177cm">
          <draw:text-box>
            <text:p><text:span text:style-name="T5">3</text:span></text:p>
          </draw:text-box>
        </draw:frame>
        <draw:line draw:style-name="gr14" draw:text-style-name="P1" draw:layer="layout" svg:x1="12.7cm" svg:y1="2.001cm" svg:x2="28.124cm" svg:y2="1.901cm">
          <text:p/>
        </draw:line>
        <draw:line draw:style-name="gr15" draw:text-style-name="P1" draw:layer="layout" svg:x1="21.2cm" svg:y1="13.501cm" svg:x2="21.14cm" svg:y2="10.941cm">
          <text:p/>
        </draw:line>
        <draw:frame draw:style-name="gr16" draw:text-style-name="P7" draw:layer="layout" svg:width="1.166cm" svg:height="1.724cm" svg:x="20.114cm" svg:y="12.181cm">
          <draw:text-box>
            <text:p><text:span text:style-name="T5">3</text:span></text:p>
          </draw:text-box>
        </draw:frame>
        <draw:line draw:style-name="gr17" draw:text-style-name="P1" draw:layer="layout" svg:x1="9.1cm" svg:y1="6.501cm" svg:x2="11.7cm" svg:y2="12.501cm">
          <text:p/>
        </draw:line>
        <draw:line draw:style-name="gr17" draw:text-style-name="P1" draw:layer="layout" svg:x1="11.7cm" svg:y1="12.401cm" svg:x2="16.1cm" svg:y2="10.001cm">
          <text:p/>
        </draw:line>
        <draw:frame draw:style-name="gr18" draw:text-style-name="P8" draw:layer="layout" svg:width="0.972cm" svg:height="1.195cm" svg:x="14.05cm" svg:y="10.824cm">
          <draw:text-box>
            <text:p><text:span text:style-name="T1">4</text:span></text:p>
          </draw:text-box>
        </draw:frame>
        <draw:frame draw:style-name="gr19" draw:text-style-name="P5" draw:layer="layout" svg:width="8.117cm" svg:height="4.971cm" svg:x="20.383cm" svg:y="14.861cm">
          <draw:text-box>
            <text:p><text:span text:style-name="T3">1: Insemination</text:span></text:p>
            <text:p><text:span text:style-name="T4">2: Birth</text:span></text:p>
            <text:p><text:span text:style-name="T5">3: Milk Control</text:span></text:p>
            <text:p><text:span text:style-name="T6">4: Culling</text:span></text:p>
            <text:p><text:span text:style-name="T7">5: Breeding Values</text:span></text:p>
          </draw:text-box>
        </draw:frame>
        <draw:line draw:style-name="gr20" draw:text-style-name="P1" draw:layer="layout" svg:x1="18.5cm" svg:y1="8.901cm" svg:x2="18.5cm" svg:y2="7.201cm">
          <text:p/>
        </draw:line>
        <draw:line draw:style-name="gr20" draw:text-style-name="P1" draw:layer="layout" svg:x1="17.2cm" svg:y1="6.801cm" svg:x2="10.1cm" svg:y2="5.701cm">
          <text:p/>
        </draw:line>
        <draw:line draw:style-name="gr21" draw:text-style-name="P1" draw:layer="layout" svg:x1="17.3cm" svg:y1="6.801cm" svg:x2="3.7cm" svg:y2="9.301cm">
          <text:p/>
        </draw:line>
        <draw:line draw:style-name="gr20" draw:text-style-name="P1" draw:layer="layout" svg:x1="3.7cm" svg:y1="9.301cm" svg:x2="2.9cm" svg:y2="15.662cm">
          <text:p/>
        </draw:line>
        <draw:frame draw:style-name="gr18" draw:text-style-name="P9" draw:layer="layout" svg:width="1cm" svg:height="1.195cm" svg:x="13cm" svg:y="6.101cm">
          <draw:text-box>
            <text:p><text:span text:style-name="T7">5</text:span></text:p>
          </draw:text-box>
        </draw:frame>
        <draw:line draw:style-name="gr22" draw:text-style-name="P1" draw:layer="layout" svg:x1="28.1cm" svg:y1="13.501cm" svg:x2="28.1cm" svg:y2="1.901cm">
          <text:p/>
        </draw:line>
        <draw:line draw:style-name="gr23" draw:text-style-name="P1" draw:layer="layout" svg:x1="21.2cm" svg:y1="13.501cm" svg:x2="28.124cm" svg:y2="13.501cm">
          <text:p/>
        </draw:line>
        <draw:frame draw:style-name="gr24" draw:text-style-name="P8" draw:layer="layout" svg:width="4.172cm" svg:height="1.195cm" svg:x="18.4cm" svg:y="3.001cm">
          <draw:text-box>
            <text:p><text:span text:style-name="T1">Suisselab</text:span></text:p>
          </draw:text-box>
        </draw:frame>
        <draw:custom-shape draw:style-name="gr25" draw:text-style-name="P1" draw:layer="layout" svg:width="5.9cm" svg:height="1.9cm" svg:x="17.6cm" svg:y="2.7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7.6cm" svg:y1="3.201cm" svg:x2="12.725cm" svg:y2="3.176cm">
          <text:p/>
        </draw:line>
        <draw:line draw:style-name="gr14" draw:text-style-name="P1" draw:layer="layout" svg:x1="28.1cm" svg:y1="3.301cm" svg:x2="23.463cm" svg:y2="3.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2T17:15:37.269474356</dc:date>
    <meta:editing-duration>PT12M29S</meta:editing-duration>
    <meta:editing-cycles>4</meta:editing-cycles>
    <meta:generator>LibreOffice/6.1.0.3$MacOSX_X86_64 LibreOffice_project/efb621ed25068d70781dc026f7e9c5187a4decd1</meta:generator>
    <meta:document-statistic meta:object-count="36"/>
  </office:meta>
</office:document-meta>
</file>